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svg:stroke-color="#00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4cm"/>
    </style:style>
    <style:style style:name="gr7" style:family="graphic" style:parent-style-name="standard">
      <style:graphic-properties draw:stroke="none" svg:stroke-color="#000000" draw:fill="none" draw:fill-color="#ffffff" fo:min-height="0.59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1.479cm"/>
    </style:style>
    <style:style style:name="gr10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ff0000" draw:fill-color="#ff0000" draw:textarea-vertical-align="middle" draw:auto-grow-height="false" fo:min-height="0.131cm" fo:min-width="0cm"/>
    </style:style>
    <style:style style:name="gr12" style:family="graphic" style:parent-style-name="standard">
      <style:graphic-properties draw:stroke="none" svg:stroke-color="#000000" draw:fill="none" draw:fill-color="#ffffff" fo:min-height="0.864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mr10" fo:font-size="18pt"/>
    </style:style>
    <style:style style:name="P3" style:family="paragraph">
      <loext:graphic-properties draw:fill="none" draw:fill-color="#ffffff"/>
      <style:text-properties style:font-name="cmr10" fo:font-size="18pt"/>
    </style:style>
    <style:style style:name="P4" style:family="paragraph">
      <loext:graphic-properties draw:fill="none"/>
      <style:paragraph-properties fo:text-align="center"/>
      <style:text-properties style:font-name="cmr10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0000"/>
      <style:paragraph-properties fo:text-align="center"/>
      <style:text-properties style:font-name="cmr10"/>
    </style:style>
    <style:style style:name="P7" style:family="paragraph">
      <style:paragraph-properties fo:text-align="center"/>
      <style:text-properties style:font-name="cmr10"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style:font-name="cmr10" fo:font-size="12pt" style:font-size-asian="12pt" style:font-size-complex="12pt"/>
    </style:style>
    <style:style style:name="T1" style:family="text">
      <style:text-properties style:font-name="cmr10"/>
    </style:style>
    <style:style style:name="T2" style:family="text">
      <style:text-properties style:text-position="-33% 58%" style:font-name="cmr10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style:style style:name="T5" style:family="text">
      <style:text-properties style:font-name-asian="Liberation Sans1" style:font-name-complex="Liberation Sans1"/>
    </style:style>
    <style:style style:name="T6" style:family="text">
      <style:text-properties style:font-name="cmr1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.619cm" svg:height="0.38cm" svg:x="2.156cm" svg:y="2.537cm" svg:viewBox="0 0 1620 381" svg:d="M0 381c463 0 463 0 463 0 0 0-347-381 347-381s347 381 347 381h463">
          <text:p/>
        </draw:path>
        <draw:frame draw:style-name="gr2" draw:text-style-name="P3" draw:layer="measurelines" svg:width="0.694cm" svg:height="0.962cm" svg:x="2.57cm" svg:y="3.072cm">
          <draw:text-box>
            <text:p text:style-name="P2">+</text:p>
          </draw:text-box>
        </draw:frame>
        <draw:line draw:style-name="gr3" draw:text-style-name="P4" draw:layer="measurelines" svg:x1="2.156cm" svg:y1="4.188cm" svg:x2="3.776cm" svg:y2="4.188cm">
          <text:p/>
        </draw:line>
        <draw:line draw:style-name="gr4" draw:text-style-name="P4" draw:layer="measurelines" svg:x1="4.239cm" svg:y1="3.553cm" svg:x2="5.627cm" svg:y2="3.553cm">
          <text:p/>
        </draw:line>
        <draw:path draw:style-name="gr1" draw:text-style-name="P4" draw:layer="measurelines" svg:width="1.619cm" svg:height="0.38cm" svg:x="5.974cm" svg:y="3.045cm" svg:viewBox="0 0 1620 381" svg:d="M0 381c463 0 463 0 463 0 0 0-347-381 347-381s347 381 347 381h463">
          <text:p/>
        </draw:path>
        <draw:line draw:style-name="gr3" draw:text-style-name="P4" draw:layer="measurelines" svg:x1="5.974cm" svg:y1="3.68cm" svg:x2="7.594cm" svg:y2="3.68cm">
          <text:p/>
        </draw:line>
        <draw:frame draw:style-name="gr2" draw:text-style-name="P3" draw:layer="measurelines" svg:width="0.694cm" svg:height="0.962cm" svg:x="2.637cm" svg:y="7.574cm">
          <draw:text-box>
            <text:p text:style-name="P2">+</text:p>
          </draw:text-box>
        </draw:frame>
        <draw:line draw:style-name="gr4" draw:text-style-name="P4" draw:layer="measurelines" svg:x1="4.123cm" svg:y1="8.055cm" svg:x2="5.511cm" svg:y2="8.055cm">
          <text:p/>
        </draw:line>
        <draw:path draw:style-name="gr1" draw:text-style-name="P4" draw:layer="measurelines" svg:width="1.619cm" svg:height="0.38cm" svg:x="2.156cm" svg:y="7.166cm" svg:viewBox="0 0 1620 381" svg:d="M0 381c463 0 463 0 463 0 0 0-347-381 347-381s347 381 347 381h463">
          <text:p/>
        </draw:path>
        <draw:path draw:style-name="gr5" draw:text-style-name="P4" draw:layer="measurelines" svg:width="1.619cm" svg:height="0.38cm" draw:transform="rotate (-3.14159265358979) translate (7.36315346838551cm 8.436cm)" svg:viewBox="0 0 1620 381" svg:d="M1620 381c-463 0-463 0-463 0 0 0 347-381-347-381s-347 381-347 381h-463">
          <text:p/>
        </draw:path>
        <draw:path draw:style-name="gr1" draw:text-style-name="P4" draw:layer="measurelines" svg:width="1.619cm" svg:height="0.38cm" svg:x="5.743cm" svg:y="7.548cm" svg:viewBox="0 0 1620 381" svg:d="M0 381c463 0 463 0 463 0 0 0-347-381 347-381s347 381 347 381h463">
          <text:p/>
        </draw:path>
        <draw:path draw:style-name="gr5" draw:text-style-name="P4" draw:layer="measurelines" svg:width="1.619cm" svg:height="0.38cm" draw:transform="rotate (-3.14159265358979) translate (3.77615346838551cm 8.944cm)" svg:viewBox="0 0 1620 381" svg:d="M1620 381c-463 0-463 0-463 0 0 0 347-381-347-381s-347 381-347 381h-463">
          <text:p/>
        </draw:path>
        <draw:frame draw:style-name="gr6" draw:text-style-name="P3" draw:layer="measurelines" svg:width="1.388cm" svg:height="0.99cm" svg:x="2.388cm" svg:y="1.477cm">
          <draw:text-box>
            <text:p text:style-name="P2"><text:span text:style-name="T1">D</text:span><text:span text:style-name="T2">1</text:span></text:p>
          </draw:text-box>
        </draw:frame>
        <draw:frame draw:style-name="gr7" draw:text-style-name="P3" draw:layer="measurelines" svg:width="1.388cm" svg:height="0.84cm" svg:x="2.388cm" svg:y="4.188cm">
          <draw:text-box>
            <text:p text:style-name="P2">R</text:p>
          </draw:text-box>
        </draw:frame>
        <draw:frame draw:style-name="gr6" draw:text-style-name="P3" draw:layer="measurelines" svg:width="1.388cm" svg:height="0.99cm" svg:x="2.272cm" svg:y="6.074cm">
          <draw:text-box>
            <text:p text:style-name="P2">D<text:span text:style-name="T3">1</text:span></text:p>
          </draw:text-box>
        </draw:frame>
        <draw:frame draw:style-name="gr6" draw:text-style-name="P3" draw:layer="measurelines" svg:width="1.388cm" svg:height="0.99cm" svg:x="2.272cm" svg:y="8.941cm">
          <draw:text-box>
            <text:p text:style-name="P2">D<text:span text:style-name="T3">2</text:span></text:p>
          </draw:text-box>
        </draw:frame>
        <draw:frame draw:style-name="gr8" draw:text-style-name="P3" draw:layer="measurelines" svg:width="1.62cm" svg:height="1.673cm" svg:x="5.859cm" svg:y="8.687cm">
          <draw:text-box>
            <text:p text:style-name="P2">D<text:span text:style-name="T4">*</text:span><text:span text:style-name="T3">1</text:span><text:span text:style-name="T3">2</text:span></text:p>
          </draw:text-box>
        </draw:frame>
        <draw:frame draw:style-name="gr9" draw:text-style-name="P3" draw:layer="measurelines" svg:width="1.768cm" svg:height="1.729cm" svg:x="6.09cm" svg:y="3.861cm">
          <draw:text-box>
            <text:p text:style-name="P2">R<text:span text:style-name="T3">D1</text:span></text:p>
          </draw:text-box>
        </draw:frame>
        <draw:line draw:style-name="gr10" draw:text-style-name="P4" draw:layer="measurelines" svg:x1="8.058cm" svg:y1="3.553cm" svg:x2="9.446cm" svg:y2="3.553cm">
          <text:p/>
        </draw:line>
        <draw:path draw:style-name="gr1" draw:text-style-name="P4" draw:layer="measurelines" svg:width="1.619cm" svg:height="0.38cm" svg:x="9.792cm" svg:y="3.045cm" svg:viewBox="0 0 1620 381" svg:d="M0 381c463 0 463 0 463 0 0 0-347-381 347-381s347 381 347 381h463">
          <text:p/>
        </draw:path>
        <draw:line draw:style-name="gr3" draw:text-style-name="P4" draw:layer="measurelines" svg:x1="9.792cm" svg:y1="3.68cm" svg:x2="10.255cm" svg:y2="3.68cm">
          <text:p/>
        </draw:line>
        <draw:frame draw:style-name="gr9" draw:text-style-name="P3" draw:layer="measurelines" svg:width="1.887cm" svg:height="1.729cm" svg:x="9.908cm" svg:y="3.861cm">
          <draw:text-box>
            <text:p text:style-name="P2">R<text:span text:style-name="T3">D</text:span><text:span text:style-name="T3">1</text:span><text:span text:style-name="T3">C</text:span></text:p>
          </draw:text-box>
        </draw:frame>
        <draw:line draw:style-name="gr4" draw:text-style-name="P4" draw:layer="measurelines" svg:x1="11.875cm" svg:y1="3.553cm" svg:x2="13.263cm" svg:y2="3.553cm">
          <text:p/>
        </draw:line>
        <draw:path draw:style-name="gr1" draw:text-style-name="P4" draw:layer="measurelines" svg:width="1.619cm" svg:height="0.38cm" svg:x="13.726cm" svg:y="2.664cm" svg:viewBox="0 0 1620 381" svg:d="M0 381c463 0 463 0 463 0 0 0-347-381 347-381s347 381 347 381h463">
          <text:p/>
        </draw:path>
        <draw:frame draw:style-name="gr2" draw:text-style-name="P3" draw:layer="measurelines" svg:width="0.694cm" svg:height="0.962cm" svg:x="14.189cm" svg:y="3.226cm">
          <draw:text-box>
            <text:p text:style-name="P2">+</text:p>
          </draw:text-box>
        </draw:frame>
        <draw:line draw:style-name="gr3" draw:text-style-name="P4" draw:layer="measurelines" svg:x1="14.305cm" svg:y1="4.442cm" svg:x2="14.768cm" svg:y2="4.442cm">
          <text:p/>
        </draw:line>
        <draw:line draw:style-name="gr10" draw:text-style-name="P4" draw:layer="measurelines" svg:x1="15.347cm" svg:y1="4.442cm" svg:x2="16.735cm" svg:y2="4.442cm">
          <text:p/>
        </draw:line>
        <draw:frame draw:style-name="gr2" draw:text-style-name="P3" draw:layer="measurelines" svg:width="0.926cm" svg:height="0.962cm" svg:x="16.966cm" svg:y="5.004cm">
          <draw:text-box>
            <text:p text:style-name="P2"><text:span text:style-name="T5">Φ</text:span></text:p>
          </draw:text-box>
        </draw:frame>
        <draw:custom-shape draw:style-name="gr11" draw:text-style-name="P5" draw:layer="measurelines" svg:width="1.041cm" svg:height="1.143cm" svg:x="16.966cm" svg:y="3.8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3" draw:layer="measurelines" svg:width="1.62cm" svg:height="1.114cm" svg:x="14.116cm" svg:y="4.725cm">
          <draw:text-box>
            <text:p text:style-name="P2">R<text:span text:style-name="T3">C</text:span></text:p>
          </draw:text-box>
        </draw:frame>
        <draw:path draw:style-name="gr5" draw:text-style-name="P4" draw:layer="measurelines" svg:width="1.619cm" svg:height="0.38cm" svg:x="2.14cm" svg:y="12.214cm" svg:viewBox="0 0 1620 381" svg:d="M0 381c463 0 463 0 463 0 0 0-347-381 347-381s347 381 347 381h463">
          <text:p/>
        </draw:path>
        <draw:frame draw:style-name="gr2" draw:text-style-name="P3" draw:layer="measurelines" svg:width="0.694cm" svg:height="0.962cm" svg:x="2.554cm" svg:y="12.749cm">
          <draw:text-box>
            <text:p text:style-name="P2">+</text:p>
          </draw:text-box>
        </draw:frame>
        <draw:line draw:style-name="gr3" draw:text-style-name="P4" draw:layer="measurelines" svg:x1="2.14cm" svg:y1="13.865cm" svg:x2="3.76cm" svg:y2="13.865cm">
          <text:p/>
        </draw:line>
        <draw:line draw:style-name="gr4" draw:text-style-name="P4" draw:layer="measurelines" svg:x1="4.223cm" svg:y1="13.23cm" svg:x2="5.611cm" svg:y2="13.23cm">
          <text:p/>
        </draw:line>
        <draw:path draw:style-name="gr5" draw:text-style-name="P4" draw:layer="measurelines" svg:width="1.619cm" svg:height="0.38cm" svg:x="5.959cm" svg:y="12.722cm" svg:viewBox="0 0 1620 381" svg:d="M0 381c463 0 463 0 463 0 0 0-347-381 347-381s347 381 347 381h463">
          <text:p/>
        </draw:path>
        <draw:line draw:style-name="gr3" draw:text-style-name="P4" draw:layer="measurelines" svg:x1="5.959cm" svg:y1="13.357cm" svg:x2="7.579cm" svg:y2="13.357cm">
          <text:p/>
        </draw:line>
        <draw:frame draw:style-name="gr6" draw:text-style-name="P3" draw:layer="measurelines" svg:width="1.388cm" svg:height="0.99cm" svg:x="2.372cm" svg:y="11.154cm">
          <draw:text-box>
            <text:p text:style-name="P2">D<text:span text:style-name="T3">2</text:span></text:p>
          </draw:text-box>
        </draw:frame>
        <draw:frame draw:style-name="gr7" draw:text-style-name="P3" draw:layer="measurelines" svg:width="1.388cm" svg:height="0.84cm" svg:x="2.372cm" svg:y="13.865cm">
          <draw:text-box>
            <text:p text:style-name="P2">R</text:p>
          </draw:text-box>
        </draw:frame>
        <draw:frame draw:style-name="gr9" draw:text-style-name="P3" draw:layer="measurelines" svg:width="1.756cm" svg:height="1.729cm" svg:x="6.075cm" svg:y="13.538cm">
          <draw:text-box>
            <text:p text:style-name="P2">R<text:span text:style-name="T3">D2</text:span></text:p>
          </draw:text-box>
        </draw:frame>
        <draw:line draw:style-name="gr10" draw:text-style-name="P4" draw:layer="measurelines" svg:x1="8.042cm" svg:y1="13.23cm" svg:x2="9.43cm" svg:y2="13.23cm">
          <text:p/>
        </draw:line>
        <draw:path draw:style-name="gr5" draw:text-style-name="P4" draw:layer="measurelines" svg:width="1.619cm" svg:height="0.38cm" svg:x="9.777cm" svg:y="12.722cm" svg:viewBox="0 0 1620 381" svg:d="M0 381c463 0 463 0 463 0 0 0-347-381 347-381s347 381 347 381h463">
          <text:p/>
        </draw:path>
        <draw:line draw:style-name="gr3" draw:text-style-name="P4" draw:layer="measurelines" svg:x1="9.777cm" svg:y1="13.357cm" svg:x2="10.24cm" svg:y2="13.357cm">
          <text:p/>
        </draw:line>
        <draw:frame draw:style-name="gr9" draw:text-style-name="P3" draw:layer="measurelines" svg:width="2.002cm" svg:height="1.729cm" svg:x="9.893cm" svg:y="13.538cm">
          <draw:text-box>
            <text:p text:style-name="P2">R<text:span text:style-name="T3">D2</text:span><text:span text:style-name="T3">C</text:span></text:p>
          </draw:text-box>
        </draw:frame>
        <draw:line draw:style-name="gr4" draw:text-style-name="P4" draw:layer="measurelines" svg:x1="11.86cm" svg:y1="13.23cm" svg:x2="13.248cm" svg:y2="13.23cm">
          <text:p/>
        </draw:line>
        <draw:path draw:style-name="gr5" draw:text-style-name="P4" draw:layer="measurelines" svg:width="1.619cm" svg:height="0.38cm" svg:x="13.71cm" svg:y="12.341cm" svg:viewBox="0 0 1620 381" svg:d="M0 381c463 0 463 0 463 0 0 0-347-381 347-381s347 381 347 381h463">
          <text:p/>
        </draw:path>
        <draw:frame draw:style-name="gr2" draw:text-style-name="P3" draw:layer="measurelines" svg:width="0.694cm" svg:height="0.962cm" svg:x="14.174cm" svg:y="12.903cm">
          <draw:text-box>
            <text:p text:style-name="P2">+</text:p>
          </draw:text-box>
        </draw:frame>
        <draw:line draw:style-name="gr3" draw:text-style-name="P4" draw:layer="measurelines" svg:x1="14.289cm" svg:y1="14.119cm" svg:x2="14.752cm" svg:y2="14.119cm">
          <text:p/>
        </draw:line>
        <draw:line draw:style-name="gr10" draw:text-style-name="P4" draw:layer="measurelines" svg:x1="15.331cm" svg:y1="14.119cm" svg:x2="16.719cm" svg:y2="14.119cm">
          <text:p/>
        </draw:line>
        <draw:frame draw:style-name="gr2" draw:text-style-name="P3" draw:layer="measurelines" svg:width="0.926cm" svg:height="0.962cm" svg:x="16.95cm" svg:y="14.681cm">
          <draw:text-box>
            <text:p text:style-name="P2"><text:span text:style-name="T5">Φ</text:span></text:p>
          </draw:text-box>
        </draw:frame>
        <draw:custom-shape draw:style-name="gr11" draw:text-style-name="P6" draw:layer="measurelines" svg:width="1.041cm" svg:height="1.143cm" svg:x="16.951cm" svg:y="13.48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3" draw:layer="measurelines" svg:width="1.62cm" svg:height="1.114cm" svg:x="14.1cm" svg:y="14.402cm">
          <draw:text-box>
            <text:p text:style-name="P2">R<text:span text:style-name="T3">C</text:span></text:p>
          </draw:text-box>
        </draw:frame>
        <draw:frame draw:style-name="gr6" draw:text-style-name="P3" draw:layer="measurelines" svg:width="1.388cm" svg:height="0.99cm" svg:x="13.958cm" svg:y="1.521cm">
          <draw:text-box>
            <text:p text:style-name="P2"><text:span text:style-name="T1">D</text:span><text:span text:style-name="T2">1</text:span></text:p>
          </draw:text-box>
        </draw:frame>
        <draw:frame draw:style-name="gr6" draw:text-style-name="P3" draw:layer="measurelines" svg:width="1.388cm" svg:height="0.99cm" svg:x="14.058cm" svg:y="11.321cm">
          <draw:text-box>
            <text:p text:style-name="P2"><text:span text:style-name="T1">D</text:span><text:span text:style-name="T2">2</text:span></text:p>
          </draw:text-box>
        </draw:frame>
        <draw:frame draw:style-name="gr13" draw:text-style-name="P8" draw:layer="measurelines" svg:width="2.921cm" svg:height="1.039cm" svg:x="16.375cm" svg:y="2.778cm">
          <draw:text-box>
            <text:p text:style-name="P7"><text:span text:style-name="T6">F</text:span><text:span text:style-name="T6">l</text:span><text:span text:style-name="T6">u</text:span><text:span text:style-name="T6">o</text:span><text:span text:style-name="T6">r</text:span><text:span text:style-name="T6">e</text:span><text:span text:style-name="T6">s</text:span><text:span text:style-name="T6">c</text:span><text:span text:style-name="T6">e</text:span><text:span text:style-name="T6">n</text:span><text:span text:style-name="T6">t </text:span><text:span text:style-name="T6"><text:line-break/></text:span><text:span text:style-name="T6">P</text:span><text:span text:style-name="T6">r</text:span><text:span text:style-name="T6">o</text:span><text:span text:style-name="T6">t</text:span><text:span text:style-name="T6">e</text:span><text:span text:style-name="T6">i</text:span><text:span text:style-name="T6">n</text:span></text:p>
          </draw:text-box>
        </draw:frame>
        <draw:frame draw:style-name="gr13" draw:text-style-name="P8" draw:layer="measurelines" svg:width="2.921cm" svg:height="1.039cm" svg:x="16.367cm" svg:y="12.503cm">
          <draw:text-box>
            <text:p text:style-name="P7"><text:span text:style-name="T6">Fluor</text:span><text:span text:style-name="T6">escen</text:span><text:span text:style-name="T6">t </text:span><text:span text:style-name="T6"><text:line-break/></text:span><text:span text:style-name="T6">Prote</text:span><text:span text:style-name="T6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606cm" fo:page-height="17.7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20:28:47.434370922</meta:creation-date>
    <dc:date>2016-09-26T21:26:17.466968946</dc:date>
    <meta:editing-duration>PT13M38S</meta:editing-duration>
    <meta:editing-cycles>2</meta:editing-cycles>
    <meta:generator>LibreOffice/5.1.4.2$Linux_X86_64 LibreOffice_project/10m0$Build-2</meta:generator>
    <meta:document-statistic meta:object-count="55"/>
  </office:meta>
</office:document-meta>
</file>